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cfe2f3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xml:id="id2" draw:id="id2" draw:layer="layout" svg:width="3.631cm" svg:height="1.658cm" svg:x="6.769cm" svg:y="5.742cm">
          <text:p text:style-name="P1"><text:span text:style-name="T1">Build application container or OS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4.627cm" svg:height="1.658cm" svg:x="18.903cm" svg:y="5.865cm">
          <text:p text:style-name="P1"><text:span text:style-name="T1">Deploy cloud configuration or application to enviro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6" draw:id="id6" draw:layer="layout" svg:width="3.631cm" svg:height="1.658cm" svg:x="12.842cm" svg:y="5.865cm">
          <text:p text:style-name="P1"><text:span text:style-name="T1">Update cloud and infrastructure 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1" draw:id="id1" draw:layer="layout" svg:width="3.631cm" svg:height="1.658cm" svg:x="0.949cm" svg:y="5.742cm">
          <text:p text:style-name="P1"><text:span text:style-name="T1">Application code or OS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3" draw:id="id3" draw:layer="layout" svg:width="3.631cm" svg:height="1.658cm" svg:x="0.969cm" svg:y="9.4cm">
          <text:p text:style-name="P1"><text:span text:style-name="T1">Infrastructure code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" draw:text-style-name="P2" xml:id="id4" draw:id="id4" draw:layer="layout" svg:width="3.631cm" svg:height="1.658cm" svg:x="6.829cm" svg:y="9.4cm">
          <text:p text:style-name="P1"><text:span text:style-name="T1">Infrastructure as code compliance sc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" draw:text-style-name="P3" draw:layer="layout" svg:x1="0cm" svg:y1="0cm" svg:x2="0.001cm" svg:y2="0.001cm">
          <text:p/>
        </draw:line>
        <draw:custom-shape draw:name="CustomShape 8" draw:style-name="gr1" draw:text-style-name="P2" xml:id="id5" draw:id="id5" draw:layer="layout" svg:width="3.631cm" svg:height="1.658cm" svg:x="9.682cm" svg:y="2.165cm">
          <text:p text:style-name="P1"><text:span text:style-name="T1">AMI or container image sc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3" draw:layer="layout" svg:x1="0cm" svg:y1="0cm" svg:x2="0.001cm" svg:y2="0.001cm">
          <text:p/>
        </draw:line>
        <draw:line draw:name="Line 10" draw:style-name="gr2" draw:text-style-name="P3" draw:layer="layout" svg:x1="0cm" svg:y1="0cm" svg:x2="0.001cm" svg:y2="0.001cm">
          <text:p/>
        </draw:line>
        <draw:line draw:name="Line 11" draw:style-name="gr2" draw:text-style-name="P3" draw:layer="layout" svg:x1="0cm" svg:y1="0cm" svg:x2="0.001cm" svg:y2="0.001cm">
          <text:p/>
        </draw:line>
        <draw:line draw:name="Line 12" draw:style-name="gr2" draw:text-style-name="P3" draw:layer="layout" svg:x1="0cm" svg:y1="0cm" svg:x2="0.001cm" svg:y2="0.001cm">
          <text:p/>
        </draw:line>
        <draw:custom-shape draw:name="CustomShape 13" draw:style-name="gr1" draw:text-style-name="P2" xml:id="id8" draw:id="id8" draw:layer="layout" svg:width="4.627cm" svg:height="1.658cm" svg:x="18.903cm" svg:y="8.865cm">
          <text:p text:style-name="P1"><text:span text:style-name="T1">Post-deployment compliance scan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" draw:text-style-name="P3" draw:layer="layout" svg:x1="0cm" svg:y1="0cm" svg:x2="0.001cm" svg:y2="0.001cm">
          <text:p/>
        </draw:line>
        <draw:line draw:name="Line 15" draw:style-name="gr2" draw:text-style-name="P3" draw:layer="layout" svg:x1="0cm" svg:y1="0cm" svg:x2="0.001cm" svg:y2="0.001cm">
          <text:p/>
        </draw:line>
        <draw:connector draw:style-name="gr3" draw:text-style-name="P4" draw:layer="layout" svg:x1="4.58cm" svg:y1="6.571cm" svg:x2="6.769cm" svg:y2="6.571cm" draw:start-shape="id1" draw:start-glue-point="1" draw:end-shape="id2" draw:end-glue-point="3" svg:d="M4580 6571h2189" svg:viewBox="0 0 2190 1">
          <text:p/>
        </draw:connector>
        <draw:connector draw:style-name="gr3" draw:text-style-name="P4" draw:layer="layout" svg:x1="4.6cm" svg:y1="10.229cm" svg:x2="6.829cm" svg:y2="10.229cm" draw:start-shape="id3" draw:start-glue-point="1" draw:end-shape="id4" draw:end-glue-point="3" svg:d="M4600 10229h2229" svg:viewBox="0 0 2230 1">
          <text:p/>
        </draw:connector>
        <draw:connector draw:style-name="gr3" draw:text-style-name="P4" draw:layer="layout" svg:x1="8.584cm" svg:y1="5.742cm" svg:x2="9.682cm" svg:y2="2.994cm" draw:start-shape="id2" draw:start-glue-point="0" draw:end-shape="id5" draw:end-glue-point="3" svg:d="M8584 5742v-2748h1098" svg:viewBox="0 0 1099 2749">
          <text:p/>
        </draw:connector>
        <draw:connector draw:style-name="gr3" draw:text-style-name="P4" draw:layer="layout" svg:x1="13.313cm" svg:y1="2.994cm" svg:x2="14.657cm" svg:y2="5.865cm" draw:start-shape="id5" draw:start-glue-point="1" draw:end-shape="id6" draw:end-glue-point="0" svg:d="M13313 2994h1344v2871" svg:viewBox="0 0 1345 2872">
          <text:p/>
        </draw:connector>
        <draw:connector draw:style-name="gr3" draw:text-style-name="P4" draw:layer="layout" svg:x1="16.473cm" svg:y1="6.694cm" svg:x2="18.903cm" svg:y2="6.694cm" draw:start-shape="id6" draw:start-glue-point="1" draw:end-shape="id7" draw:end-glue-point="3" svg:d="M16473 6694h2430" svg:viewBox="0 0 2431 1">
          <text:p/>
        </draw:connector>
        <draw:connector draw:style-name="gr3" draw:text-style-name="P4" draw:layer="layout" svg:x1="10.46cm" svg:y1="10.229cm" svg:x2="14.657cm" svg:y2="7.523cm" draw:start-shape="id4" draw:start-glue-point="1" draw:end-shape="id6" draw:end-glue-point="2" svg:d="M10460 10229h4197v-2706" svg:viewBox="0 0 4198 2707">
          <text:p/>
        </draw:connector>
        <draw:connector draw:style-name="gr3" draw:text-style-name="P4" draw:layer="layout" svg:x1="21.216cm" svg:y1="7.523cm" svg:x2="21.216cm" svg:y2="8.865cm" draw:start-shape="id7" draw:start-glue-point="2" draw:end-shape="id8" draw:end-glue-point="0" svg:d="M21216 7523v1342" svg:viewBox="0 0 1 1343">
          <text:p/>
        </draw:connecto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3.666cm" svg:height="5.7cm" svg:x="0.866cm" svg:y="2.06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20-05-09T09:59:17.635968936</dc:date>
    <meta:editing-cycles>2</meta:editing-cycles>
    <meta:editing-duration>PT9M28S</meta:editing-duration>
    <meta:generator>LibreOffice/6.0.7.3$Linux_X86_64 LibreOffice_project/00m0$Build-3</meta:generator>
    <meta:document-statistic meta:object-count="41"/>
  </office:meta>
</office:document-meta>
</file>